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nchronizedGrammarPool.retrieveInitialGrammarSet( String gramma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izedGrammarPool.cacheGrammars( String grammarType , Grammar [ ] gramm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ingParserPool.CachingParserPool( SymbolTable symbolTable , XMLGrammarPool gramma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adowedGrammarPool.retrieveGrammar( XMLGrammarDescription gDes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izedGrammarPoo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nchronizedGrammarPool.retrieveGrammar( XMLGrammarDescription g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hadowedGrammarPool.ShadowedGrammarPool( XMLGrammarPool gramma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izedGrammarPool.SynchronizedGrammarPool( XMLGrammarPool gramma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ParserPool.getSymbol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dowedGrammarPool.retrieveInitialGrammarSet( String grammar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hadowedGrammarPool.getGrammar( XMLGrammarDescription des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ingParserPool.setShadowSymbolTable( boolean shad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dowedGrammarPool.containsGrammar( XMLGrammarDescription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ParserPool.CachingParser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ingParserPool.createSAXPars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ynchronizedGrammarPool.lock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ingParserPool.getXMLGrammar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dowedGrammarPool.cacheGrammars( String grammarType , Grammar [ ] gramm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nchronizedGrammarPool.unlock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chingParserPool.createDOMPars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